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253" officeooo:paragraph-rsid="00162253"/>
    </style:style>
    <style:style style:name="P2" style:family="paragraph" style:parent-style-name="Standard" style:list-style-name="L2">
      <style:text-properties officeooo:rsid="00162253" officeooo:paragraph-rsid="00162253"/>
    </style:style>
    <style:style style:name="P3" style:family="paragraph" style:parent-style-name="Standard">
      <style:text-properties fo:font-size="16pt" officeooo:rsid="00162253" officeooo:paragraph-rsid="00162253" style:font-size-asian="16pt" style:font-size-complex="16pt"/>
    </style:style>
    <style:style style:name="P4" style:family="paragraph" style:parent-style-name="Standard">
      <style:paragraph-properties fo:line-height="100%"/>
      <style:text-properties fo:font-size="16pt" officeooo:rsid="0019c17d" officeooo:paragraph-rsid="0019c17d" style:font-size-asian="16pt" style:font-size-complex="16pt"/>
    </style:style>
    <style:style style:name="P5" style:family="paragraph" style:parent-style-name="Standard">
      <style:text-properties fo:font-size="16pt" officeooo:rsid="00162253" officeooo:paragraph-rsid="00162253" style:font-size-asian="14pt" style:font-size-complex="16pt"/>
    </style:style>
    <style:style style:name="P6" style:family="paragraph" style:parent-style-name="Standard">
      <style:text-properties fo:font-size="16pt" officeooo:rsid="00189cd8" officeooo:paragraph-rsid="00189cd8" style:font-size-asian="14pt" style:font-size-complex="16pt"/>
    </style:style>
    <style:style style:name="P7" style:family="paragraph" style:parent-style-name="Standard">
      <style:text-properties fo:font-size="16pt" officeooo:rsid="0018acbe" officeooo:paragraph-rsid="0018acbe" style:font-size-asian="14pt" style:font-size-complex="16pt"/>
    </style:style>
    <style:style style:name="P8" style:family="paragraph" style:parent-style-name="Standard">
      <style:paragraph-properties fo:line-height="100%"/>
      <style:text-properties fo:font-size="16pt" officeooo:rsid="001a3eb8" officeooo:paragraph-rsid="001a3eb8" style:font-size-asian="14pt" style:font-size-complex="16pt"/>
    </style:style>
    <style:style style:name="P9" style:family="paragraph" style:parent-style-name="Standard">
      <style:paragraph-properties fo:line-height="100%"/>
      <style:text-properties fo:font-size="16pt" officeooo:rsid="001beeeb" officeooo:paragraph-rsid="001beeeb" style:font-size-asian="14pt" style:font-size-complex="16pt"/>
    </style:style>
    <style:style style:name="P10" style:family="paragraph" style:parent-style-name="Standard">
      <style:paragraph-properties fo:line-height="100%"/>
      <style:text-properties fo:font-size="16pt" officeooo:rsid="001d8f54" officeooo:paragraph-rsid="001d8f54" style:font-size-asian="14pt" style:font-size-complex="16pt"/>
    </style:style>
    <style:style style:name="P11" style:family="paragraph" style:parent-style-name="Standard">
      <style:text-properties fo:font-size="12pt" officeooo:rsid="00162253" officeooo:paragraph-rsid="00162253" style:font-size-asian="10.5pt" style:font-size-complex="12pt"/>
    </style:style>
    <style:style style:name="P12" style:family="paragraph" style:parent-style-name="Standard" style:list-style-name="L3">
      <style:text-properties fo:font-size="12pt" officeooo:rsid="00162253" officeooo:paragraph-rsid="00162253" style:font-size-asian="10.5pt" style:font-size-complex="12pt"/>
    </style:style>
    <style:style style:name="P13" style:family="paragraph" style:parent-style-name="Standard" style:list-style-name="L3">
      <style:text-properties fo:font-size="12pt" officeooo:rsid="001714b7" officeooo:paragraph-rsid="001714b7" style:font-size-asian="10.5pt" style:font-size-complex="12pt"/>
    </style:style>
    <style:style style:name="P14" style:family="paragraph" style:parent-style-name="Standard">
      <style:text-properties fo:font-size="12pt" officeooo:rsid="00189cd8" officeooo:paragraph-rsid="00189cd8" style:font-size-asian="10.5pt" style:font-size-complex="12pt"/>
    </style:style>
    <style:style style:name="P15" style:family="paragraph" style:parent-style-name="Standard" style:list-style-name="L4">
      <style:text-properties fo:font-size="12pt" officeooo:rsid="00189cd8" officeooo:paragraph-rsid="00189cd8" style:font-size-asian="10.5pt" style:font-size-complex="12pt"/>
    </style:style>
    <style:style style:name="P16" style:family="paragraph" style:parent-style-name="Standard">
      <style:text-properties fo:font-size="12pt" officeooo:rsid="0018acbe" officeooo:paragraph-rsid="0018acbe" style:font-size-asian="10.5pt" style:font-size-complex="12pt"/>
    </style:style>
    <style:style style:name="P17" style:family="paragraph" style:parent-style-name="Standard" style:list-style-name="L5">
      <style:text-properties fo:font-size="12pt" officeooo:rsid="0018acbe" officeooo:paragraph-rsid="0018acbe" style:font-size-asian="10.5pt" style:font-size-complex="12pt"/>
    </style:style>
    <style:style style:name="P18" style:family="paragraph" style:parent-style-name="Standard" style:list-style-name="L6">
      <style:text-properties fo:font-size="12pt" officeooo:rsid="0018acbe" officeooo:paragraph-rsid="0018acbe" style:font-size-asian="10.5pt" style:font-size-complex="12pt"/>
    </style:style>
    <style:style style:name="P19" style:family="paragraph" style:parent-style-name="Standard" style:list-style-name="L7">
      <style:text-properties fo:font-size="12pt" officeooo:rsid="00199daa" officeooo:paragraph-rsid="00199daa" style:font-size-asian="10.5pt" style:font-size-complex="12pt"/>
    </style:style>
    <style:style style:name="P20" style:family="paragraph" style:parent-style-name="Standard">
      <style:text-properties fo:font-size="12pt" officeooo:rsid="00199daa" officeooo:paragraph-rsid="00199daa" style:font-size-asian="10.5pt" style:font-size-complex="12pt"/>
    </style:style>
    <style:style style:name="P21" style:family="paragraph" style:parent-style-name="Standard">
      <style:paragraph-properties fo:line-height="100%"/>
      <style:text-properties fo:font-size="12pt" officeooo:rsid="00199daa" officeooo:paragraph-rsid="00199daa" style:font-size-asian="10.5pt" style:font-size-complex="12pt"/>
    </style:style>
    <style:style style:name="P22" style:family="paragraph" style:parent-style-name="Standard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23" style:family="paragraph" style:parent-style-name="Standard" style:list-style-name="L9">
      <style:paragraph-properties fo:line-height="100%"/>
      <style:text-properties fo:font-size="12pt" officeooo:rsid="0019c17d" officeooo:paragraph-rsid="0019c17d" style:font-size-asian="10.5pt" style:font-size-complex="12pt"/>
    </style:style>
    <style:style style:name="P24" style:family="paragraph" style:parent-style-name="Standard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25" style:family="paragraph" style:parent-style-name="Standard" style:list-style-name="L10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26" style:family="paragraph" style:parent-style-name="Standard" style:list-style-name="L11">
      <style:paragraph-properties fo:line-height="100%"/>
      <style:text-properties fo:font-size="12pt" officeooo:rsid="001a3eb8" officeooo:paragraph-rsid="001a3eb8" style:font-size-asian="10.5pt" style:font-size-complex="12pt"/>
    </style:style>
    <style:style style:name="P27" style:family="paragraph" style:parent-style-name="Standard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28" style:family="paragraph" style:parent-style-name="Standard" style:list-style-name="L12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29" style:family="paragraph" style:parent-style-name="Standard" style:list-style-name="L13">
      <style:paragraph-properties fo:line-height="100%"/>
      <style:text-properties fo:font-size="12pt" officeooo:rsid="001beeeb" officeooo:paragraph-rsid="001beeeb" style:font-size-asian="10.5pt" style:font-size-complex="12pt"/>
    </style:style>
    <style:style style:name="P30" style:family="paragraph" style:parent-style-name="Standard" style:list-style-name="L14">
      <style:paragraph-properties fo:line-height="100%"/>
      <style:text-properties fo:font-size="12pt" officeooo:rsid="001d8f54" officeooo:paragraph-rsid="001d8f54" style:font-size-asian="10.5pt" style:font-size-complex="12pt"/>
    </style:style>
    <style:style style:name="P31" style:family="paragraph" style:parent-style-name="Standard" style:list-style-name="L2">
      <style:text-properties officeooo:paragraph-rsid="00162253"/>
    </style:style>
    <style:style style:name="P32" style:family="paragraph" style:parent-style-name="Standard" style:list-style-name="L2">
      <style:text-properties officeooo:rsid="001714b7" officeooo:paragraph-rsid="001714b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2253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4b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zione Bortelsee:</text:p>
      <text:list text:style-name="L2">
        <text:list-item>
          <text:p text:style-name="P31"><text:span text:style-name="T2">Anagrafica:</text:span><text:span text:style-name="T2"> </text:span><text:a xlink:type="simple" xlink:href="https://stationdocu.slf.ch/pdf/IMIS_BOR2_IT.pdf" text:style-name="Internet_20_link" text:visited-style-name="Visited_20_Internet_20_Link"><text:span text:style-name="T2">https://stationdocu.slf.ch/pdf/IMIS_BOR2_IT.pdf</text:span></text:a></text:p>
        </text:list-item>
        <text:list-item>
          <text:p text:style-name="P2"><text:span text:style-name="T1">Scheda: </text:span><text:a xlink:type="simple" xlink:href="https://whiterisk.ch/it/conditions/measurements/station/IMIS/BOR2" text:style-name="Internet_20_link" text:visited-style-name="Visited_20_Internet_20_Link"><text:span text:style-name="T1">https://whiterisk.ch/it/conditions/measurements/station/IMIS/BOR2</text:span></text:a></text:p>
        </text:list-item>
        <text:list-item>
          <text:p text:style-name="P32"><text:span text:style-name="T1">Coordinate: 46.290526, 8.109297</text:span></text:p>
        </text:list-item>
      </text:list>
      <text:p text:style-name="P1"><text:span text:style-name="T1"/></text:p>
      <text:p text:style-name="P1"><text:span text:style-name="T1"/></text:p>
      <text:p text:style-name="P5">Ze Sewe:</text:p>
      <text:list text:style-name="L3">
        <text:list-item>
          <text:p text:style-name="P12">Anagrafica: <text:a xlink:type="simple" xlink:href="https://stationdocu.slf.ch/pdf/IMIS_SPN2_IT.pdf" text:style-name="Internet_20_link" text:visited-style-name="Visited_20_Internet_20_Link">https://stationdocu.slf.ch/pdf/IMIS_SPN2_IT.pdf</text:a></text:p>
        </text:list-item>
        <text:list-item>
          <text:p text:style-name="P12">Scheda: <text:a xlink:type="simple" xlink:href="https://whiterisk.ch/it/conditions/measurements/station/IMIS/SPN2" text:style-name="Internet_20_link" text:visited-style-name="Visited_20_Internet_20_Link">https://whiterisk.ch/it/conditions/measurements/station/IMIS/SPN2</text:a></text:p>
        </text:list-item>
        <text:list-item>
          <text:p text:style-name="P13">Coordinate: 46.229420, 8.117638</text:p>
        </text:list-item>
      </text:list>
      <text:p text:style-name="P11"/>
      <text:p text:style-name="P11"/>
      <text:p text:style-name="P6">Vorderstocken:</text:p>
      <text:list text:style-name="L4">
        <text:list-item>
          <text:p text:style-name="P15">Anagrafica: <text:a xlink:type="simple" xlink:href="https://stationdocu.slf.ch/pdf/IMIS_STH2_EN.pdf" text:style-name="Internet_20_link" text:visited-style-name="Visited_20_Internet_20_Link">https://stationdocu.slf.ch/pdf/IMIS_STH2_EN.pdf</text:a></text:p>
        </text:list-item>
        <text:list-item>
          <text:p text:style-name="P15">Scheda: <text:a xlink:type="simple" xlink:href="https://whiterisk.ch/en/conditions/measurements/station/IMIS/STH2" text:style-name="Internet_20_link" text:visited-style-name="Visited_20_Internet_20_Link">https://whiterisk.ch/en/conditions/measurements/station/IMIS/STH2</text:a></text:p>
        </text:list-item>
        <text:list-item>
          <text:p text:style-name="P15">Coordinate: 46.682047, 7.519657</text:p>
        </text:list-item>
      </text:list>
      <text:p text:style-name="P14"/>
      <text:p text:style-name="P14"/>
      <text:p text:style-name="P7">Shaftali:</text:p>
      <text:list text:style-name="L5">
        <text:list-item>
          <text:p text:style-name="P17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7">Scheda: <text:a xlink:type="simple" xlink:href="https://whiterisk.ch/en/conditions/measurements/station/IMIS/TAM3" text:style-name="Internet_20_link" text:visited-style-name="Visited_20_Internet_20_Link">https://whiterisk.ch/en/conditions/measurements/station/IMIS/TAM3</text:a></text:p>
        </text:list-item>
        <text:list-item>
          <text:p text:style-name="P17">Coordinate: 46.891003, 9.458176</text:p>
        </text:list-item>
      </text:list>
      <text:p text:style-name="P16"/>
      <text:p text:style-name="P16"/>
      <text:p text:style-name="P7">Wildsee:</text:p>
      <text:list text:style-name="L6">
        <text:list-item>
          <text:p text:style-name="P18">Anagrafica: <text:a xlink:type="simple" xlink:href="https://stationdocu.slf.ch/pdf/IMIS_TAM2_EN.pdf" text:style-name="Internet_20_link" text:visited-style-name="Visited_20_Internet_20_Link">https://stationdocu.slf.ch/pdf/IMIS_TAM2_EN.pdf</text:a></text:p>
        </text:list-item>
        <text:list-item>
          <text:p text:style-name="P18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8">Coordinate: 46.968343, 9.390941</text:p>
        </text:list-item>
      </text:list>
      <text:p text:style-name="P16"/>
      <text:p text:style-name="P16"/>
      <text:p text:style-name="P7">Culmatsch:</text:p>
      <text:list text:style-name="L7">
        <text:list-item>
          <text:p text:style-name="P19">Anagrafica: <text:a xlink:type="simple" xlink:href="https://stationdocu.slf.ch/pdf/IMIS_TUJ2_EN.pdf" text:style-name="Internet_20_link" text:visited-style-name="Visited_20_Internet_20_Link">https://stationdocu.slf.ch/pdf/IMIS_TUJ2_EN.pdf</text:a></text:p>
        </text:list-item>
        <text:list-item>
          <text:p text:style-name="P19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19">Coordinate: 46.683891, 8.723754</text:p>
        </text:list-item>
      </text:list>
      <text:p text:style-name="P20"/>
      <text:p text:style-name="P21"/>
      <text:p text:style-name="P4">Trubelboden:</text:p>
      <text:list text:style-name="L9">
        <text:list-item>
          <text:p text:style-name="P23">Anagrafica: <text:a xlink:type="simple" xlink:href="https://stationdocu.slf.ch/pdf/IMIS_TRU2_EN.pdf" text:style-name="Internet_20_link" text:visited-style-name="Visited_20_Internet_20_Link">https://stationdocu.slf.ch/pdf/IMIS_TRU2_EN.pdf</text:a></text:p>
        </text:list-item>
        <text:list-item>
          <text:p text:style-name="P23">Scheda: <text:a xlink:type="simple" xlink:href="https://whiterisk.ch/en/conditions/measurements/station/IMIS/TAM2" text:style-name="Internet_20_link" text:visited-style-name="Visited_20_Internet_20_Link">https://whiterisk.ch/en/conditions/measurements/station/IMIS/TAM2</text:a></text:p>
        </text:list-item>
        <text:list-item>
          <text:p text:style-name="P23">Coordinate: 46.370975, 7.585568</text:p>
        </text:list-item>
      </text:list>
      <text:p text:style-name="P22"><text:span text:style-name="T3"/></text:p>
      <text:p text:style-name="P22"><text:span text:style-name="T3"/></text:p>
      <text:p text:style-name="P8"><text:span text:style-name="T3">Pointe de Toules:</text:span></text:p>
      <text:list text:style-name="L10">
        <text:list-item>
          <text:p text:style-name="P25"><text:span text:style-name="T3">Anafrafica: </text:span><text:a xlink:type="simple" xlink:href="https://stationdocu.slf.ch/pdf/IMIS_BOV2_EN.pdf" text:style-name="Internet_20_link" text:visited-style-name="Visited_20_Internet_20_Link"><text:span text:style-name="T3">https://stationdocu.slf.ch/pdf/IMIS_BOV2_EN.pdf</text:span></text:a></text:p>
        </text:list-item>
        <text:list-item>
          <text:p text:style-name="P25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25"><text:span text:style-name="T3">Coordinate: 45.984787, 7.237210</text:span></text:p>
        </text:list-item>
      </text:list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8"><text:soft-page-break/><text:span text:style-name="T3">Lai Verd:</text:span></text:p>
      <text:list text:style-name="L11">
        <text:list-item>
          <text:p text:style-name="P26"><text:span text:style-name="T3">Anagrafica: </text:span><text:a xlink:type="simple" xlink:href="https://stationdocu.slf.ch/pdf/IMIS_LUK2_EN.pdf" text:style-name="Internet_20_link" text:visited-style-name="Visited_20_Internet_20_Link"><text:span text:style-name="T3">https://stationdocu.slf.ch/pdf/IMIS_LUK2_EN.pdf</text:span></text:a></text:p>
        </text:list-item>
        <text:list-item>
          <text:p text:style-name="P26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26"><text:span text:style-name="T3">Coordinate: 46.604149, 8.783516</text:span></text:p>
        </text:list-item>
      </text:list>
      <text:p text:style-name="P24"><text:span text:style-name="T3"/></text:p>
      <text:p text:style-name="P24"><text:span text:style-name="T3"/></text:p>
      <text:p text:style-name="P9"><text:span text:style-name="T3">Bargtalli: </text:span></text:p>
      <text:list text:style-name="L12">
        <text:list-item>
          <text:p text:style-name="P28"><text:span text:style-name="T3">Anagrafica: </text:span><text:a xlink:type="simple" xlink:href="https://stationdocu.slf.ch/pdf/IMIS_MLB2_EN.pdf" text:style-name="Internet_20_link" text:visited-style-name="Visited_20_Internet_20_Link"><text:span text:style-name="T3">https://stationdocu.slf.ch/pdf/IMIS_MLB2_EN.pdf</text:span></text:a></text:p>
        </text:list-item>
        <text:list-item>
          <text:p text:style-name="P28"><text:span text:style-name="T3">Scheda: </text:span><text:a xlink:type="simple" xlink:href="https://whiterisk.ch/en/conditions/measurements/station/IMIS/TAM2" text:style-name="Internet_20_link" text:visited-style-name="Visited_20_Internet_20_Link"><text:span text:style-name="T3">https://whiterisk.ch/en/conditions/measurements/station/IMIS/TAM2</text:span></text:a></text:p>
        </text:list-item>
        <text:list-item>
          <text:p text:style-name="P28"><text:span text:style-name="T3">Coordinate: 47.088465, 9.611789</text:span></text:p>
        </text:list-item>
      </text:list>
      <text:p text:style-name="P27"><text:span text:style-name="T3"/></text:p>
      <text:p text:style-name="P27"><text:span text:style-name="T3"/></text:p>
      <text:p text:style-name="P9"><text:span text:style-name="T3">Laucheren:</text:span></text:p>
      <text:list text:style-name="L13">
        <text:list-item>
          <text:p text:style-name="P29"><text:span text:style-name="T3">Anagrafica: </text:span><text:a xlink:type="simple" xlink:href="https://stationdocu.slf.ch/pdf/IMIS_MEI2_EN.pdf" text:style-name="Internet_20_link" text:visited-style-name="Visited_20_Internet_20_Link"><text:span text:style-name="T3">https://stationdocu.slf.ch/pdf/IMIS_MEI2_EN.pdf</text:span></text:a></text:p>
        </text:list-item>
        <text:list-item>
          <text:p text:style-name="P29"><text:span text:style-name="T3">Scheda: </text:span><text:a xlink:type="simple" xlink:href="https://whiterisk.ch/en/conditions/measurements/station/IMIS/MEI2" text:style-name="Internet_20_link" text:visited-style-name="Visited_20_Internet_20_Link"><text:span text:style-name="T3">https://whiterisk.ch/en/conditions/measurements/station/IMIS/MEI2</text:span></text:a></text:p>
        </text:list-item>
        <text:list-item>
          <text:p text:style-name="P29"><text:span text:style-name="T3">Coordinate: 46.743754, 8.551012</text:span></text:p>
        </text:list-item>
      </text:list>
      <text:p text:style-name="P27"><text:span text:style-name="T3"/></text:p>
      <text:p text:style-name="P27"><text:span text:style-name="T3"/></text:p>
      <text:p text:style-name="P10"><text:span text:style-name="T3">Pian Grand:</text:span></text:p>
      <text:list text:style-name="L14">
        <text:list-item>
          <text:p text:style-name="P30"><text:span text:style-name="T3">Anagrafica: </text:span><text:a xlink:type="simple" xlink:href="https://stationdocu.slf.ch/pdf/IMIS_MES2_EN.pdf" text:style-name="Internet_20_link" text:visited-style-name="Visited_20_Internet_20_Link"><text:span text:style-name="T3">https://stationdocu.slf.ch/pdf/IMIS_MES2_EN.pdf</text:span></text:a></text:p>
        </text:list-item>
        <text:list-item>
          <text:p text:style-name="P30"><text:span text:style-name="T3">Scheda: </text:span><text:a xlink:type="simple" xlink:href="https://whiterisk.ch/en/conditions/measurements/station/IMIS/MES2" text:style-name="Internet_20_link" text:visited-style-name="Visited_20_Internet_20_Link"><text:span text:style-name="T3">https://whiterisk.ch/en/conditions/measurements/station/IMIS/MES2</text:span></text:a></text:p>
        </text:list-item>
        <text:list-item>
          <text:p text:style-name="P30"><text:span text:style-name="T3">Coordinate: </text:span><text:span text:style-name="T4">46.414004, 9.160299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53:11.502240246</meta:creation-date>
    <dc:date>2026-02-26T15:21:15.203250478</dc:date>
    <meta:editing-duration>PT55M2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8" meta:word-count="138" meta:character-count="2130" meta:non-whitespace-character-count="2075"/>
  </office:meta>
</office:document-meta>
</file>